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56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formula="of:=MAX(VLOOKUP([.C2];[.$A$1:.$F$26];6;0);VLOOKUP([.D2];[.$A$1:.$F$26];6;0);VLOOKUP([.E2];[.$A$1:.$F$26];6;0)) + [.B2]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3];[.$A$1:.$F$26];6;0);VLOOKUP([.D3];[.$A$1:.$F$26];6;0);VLOOKUP([.E3];[.$A$1:.$F$26];6;0)) + [.B3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0</text:p>
          </table:table-cell>
          <table:table-cell table:formula="of:=MAX(VLOOKUP([.C4];[.$A$1:.$F$26];6;0);VLOOKUP([.D4];[.$A$1:.$F$26];6;0);VLOOKUP([.E4];[.$A$1:.$F$26];6;0)) + [.B4]" office:value-type="float" office:value="23" calcext:value-type="float">
            <text:p>23</text:p>
          </table:table-cell>
          <table:table-cell table:formula="of:=MAX([.F:.F])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0</text:p>
          </table:table-cell>
          <table:table-cell table:formula="of:=MAX(VLOOKUP([.C5];[.$A$1:.$F$26];6;0);VLOOKUP([.D5];[.$A$1:.$F$26];6;0);VLOOKUP([.E5];[.$A$1:.$F$26];6;0)) + [.B5]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formula="of:=MAX(VLOOKUP([.C6];[.$A$1:.$F$26];6;0);VLOOKUP([.D6];[.$A$1:.$F$26];6;0);VLOOKUP([.E6];[.$A$1:.$F$26];6;0)) + [.B6]" office:value-type="float" office:value="25" calcext:value-type="float">
            <text:p>2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formula="of:=MAX(VLOOKUP([.C7];[.$A$1:.$F$26];6;0);VLOOKUP([.D7];[.$A$1:.$F$26];6;0);VLOOKUP([.E7];[.$A$1:.$F$26];6;0)) + [.B7]"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8];[.$A$1:.$F$26];6;0);VLOOKUP([.D8];[.$A$1:.$F$26];6;0);VLOOKUP([.E8];[.$A$1:.$F$26];6;0)) + [.B8]"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0</text:p>
          </table:table-cell>
          <table:table-cell table:formula="of:=MAX(VLOOKUP([.C9];[.$A$1:.$F$26];6;0);VLOOKUP([.D9];[.$A$1:.$F$26];6;0);VLOOKUP([.E9];[.$A$1:.$F$26];6;0)) + [.B9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0</text:p>
          </table:table-cell>
          <table:table-cell table:formula="of:=MAX(VLOOKUP([.C10];[.$A$1:.$F$26];6;0);VLOOKUP([.D10];[.$A$1:.$F$26];6;0);VLOOKUP([.E10];[.$A$1:.$F$26];6;0)) + [.B10]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0</text:p>
          </table:table-cell>
          <table:table-cell table:formula="of:=MAX(VLOOKUP([.C11];[.$A$1:.$F$26];6;0);VLOOKUP([.D11];[.$A$1:.$F$26];6;0);VLOOKUP([.E11];[.$A$1:.$F$26];6;0)) + [.B11]" office:value-type="float" office:value="7" calcext:value-type="float">
            <text:p>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formula="of:=MAX(VLOOKUP([.C12];[.$A$1:.$F$26];6;0);VLOOKUP([.D12];[.$A$1:.$F$26];6;0);VLOOKUP([.E12];[.$A$1:.$F$26];6;0)) + [.B12]" office:value-type="float" office:value="22" calcext:value-type="float">
            <text:p>22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13];[.$A$1:.$F$26];6;0);VLOOKUP([.D13];[.$A$1:.$F$26];6;0);VLOOKUP([.E13];[.$A$1:.$F$26];6;0)) + [.B13]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14];[.$A$1:.$F$26];6;0);VLOOKUP([.D14];[.$A$1:.$F$26];6;0);VLOOKUP([.E14];[.$A$1:.$F$26];6;0)) + [.B14]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15];[.$A$1:.$F$26];6;0);VLOOKUP([.D15];[.$A$1:.$F$26];6;0);VLOOKUP([.E15];[.$A$1:.$F$26];6;0)) + [.B15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9" calcext:value-type="float">
            <text:p>9</text:p>
          </table:table-cell>
          <table:table-cell table:formula="of:=MAX(VLOOKUP([.C16];[.$A$1:.$F$26];6;0);VLOOKUP([.D16];[.$A$1:.$F$26];6;0);VLOOKUP([.E16];[.$A$1:.$F$26];6;0)) + [.B16]" office:value-type="float" office:value="23" calcext:value-type="float">
            <text:p>23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formula="of:=MAX(VLOOKUP([.C17];[.$A$1:.$F$26];6;0);VLOOKUP([.D17];[.$A$1:.$F$26];6;0);VLOOKUP([.E17];[.$A$1:.$F$26];6;0)) + [.B17]"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18];[.$A$1:.$F$26];6;0);VLOOKUP([.D18];[.$A$1:.$F$26];6;0);VLOOKUP([.E18];[.$A$1:.$F$26];6;0)) + [.B18]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0</text:p>
          </table:table-cell>
          <table:table-cell table:formula="of:=MAX(VLOOKUP([.C19];[.$A$1:.$F$26];6;0);VLOOKUP([.D19];[.$A$1:.$F$26];6;0);VLOOKUP([.E19];[.$A$1:.$F$26];6;0)) + [.B19]" office:value-type="float" office:value="14" calcext:value-type="float">
            <text:p>14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0];[.$A$1:.$F$26];6;0);VLOOKUP([.D20];[.$A$1:.$F$26];6;0);VLOOKUP([.E20];[.$A$1:.$F$26];6;0)) + [.B20]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1];[.$A$1:.$F$26];6;0);VLOOKUP([.D21];[.$A$1:.$F$26];6;0);VLOOKUP([.E21];[.$A$1:.$F$26];6;0)) + [.B21]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2];[.$A$1:.$F$26];6;0);VLOOKUP([.D22];[.$A$1:.$F$26];6;0);VLOOKUP([.E22];[.$A$1:.$F$26];6;0)) + [.B22]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3];[.$A$1:.$F$26];6;0);VLOOKUP([.D23];[.$A$1:.$F$26];6;0);VLOOKUP([.E23];[.$A$1:.$F$26];6;0)) + [.B23]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</text:p>
          </table:table-cell>
          <table:table-cell table:formula="of:=MAX(VLOOKUP([.C24];[.$A$1:.$F$26];6;0);VLOOKUP([.D24];[.$A$1:.$F$26];6;0);VLOOKUP([.E24];[.$A$1:.$F$26];6;0)) + [.B24]" office:value-type="float" office:value="22" calcext:value-type="float">
            <text:p>22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formula="of:=MAX(VLOOKUP([.C25];[.$A$1:.$F$26];6;0);VLOOKUP([.D25];[.$A$1:.$F$26];6;0);VLOOKUP([.E25];[.$A$1:.$F$26];6;0)) + [.B25]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6];[.$A$1:.$F$26];6;0);VLOOKUP([.D26];[.$A$1:.$F$26];6;0);VLOOKUP([.E26];[.$A$1:.$F$26];6;0)) + [.B26]" office:value-type="float" office:value="16" calcext:value-type="float">
            <text:p>16</text:p>
          </table:table-cell>
          <table:table-cell table:number-columns-repeated="16378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.00.0000</text:date>, <text:time style:data-style-name="N2" text:time-value="17:17:25.0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Denis M. Ushakov</meta:initial-creator>
    <meta:creation-date>2025-07-12T17:36:23Z</meta:creation-date>
    <dc:date>2026-01-30T17:26:51.083000000</dc:date>
    <meta:editing-duration>PT9M35S</meta:editing-duration>
    <meta:editing-cycles>2</meta:editing-cycles>
    <meta:document-statistic meta:table-count="1" meta:cell-count="157" meta:object-count="0"/>
  </office:meta>
</office:document-meta>
</file>